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30%" fo:text-align="center" style:justify-single-word="false"/>
      <style:text-properties fo:color="#000000" fo:font-size="20pt" fo:font-weight="normal" officeooo:rsid="000ba77d" officeooo:paragraph-rsid="001b7ecc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rsid="000ba77d" officeooo:paragraph-rsid="001b7ecc"/>
    </style:style>
    <style:style style:name="P3" style:family="paragraph" style:parent-style-name="Standard">
      <style:paragraph-properties fo:line-height="130%" fo:text-align="center" style:justify-single-word="false"/>
      <style:text-properties fo:font-size="20pt" officeooo:rsid="000ba77d" officeooo:paragraph-rsid="001b7ecc" style:font-size-asian="20pt" style:font-size-complex="20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officeooo:rsid="000ba77d" officeooo:paragraph-rsid="001b7ecc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officeooo:rsid="001d43a5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gr1" style:family="graphic">
      <style:graphic-properties svg:stroke-color="#000000" draw:fill="none" draw:textarea-vertical-align="middle" draw:auto-grow-height="false" fo:min-height="5.632cm" fo:min-width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6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Raridade</text:span><text:tab/><text:tab/><text:tab/>Anderson Freire <text:tab/><text:tab/><text:span text:style-name="T1">[ </text:span><text:span text:style-name="T2">05</text:span><text:span text:style-name="T1"> ]</text:span></text:p>
      <text:p text:style-name="P2"/>
      <text:p text:style-name="P3">Não consigo ir além do teu olhar</text:p>
      <text:p text:style-name="P3">Tudo o que eu consigo é imaginar</text:p>
      <text:p text:style-name="P3">A riqueza que existe dentro de você</text:p>
      <text:p text:style-name="P3"/>
      <text:p text:style-name="P3">O ouro eu consigo só admirar</text:p>
      <text:p text:style-name="P3">Mas te olhando eu posso a Deus adorar</text:p>
      <text:p text:style-name="P3">Sua alma é um bem que nunca envelhecerá</text:p>
      <text:p text:style-name="P3"/>
      <text:p text:style-name="P3">O pecado não consegue esconder</text:p>
      <text:p text:style-name="P3">A marca de Jesus que existe em você</text:p>
      <text:p text:style-name="P3">O que você fez ou deixou de fazer</text:p>
      <text:p text:style-name="P3">Não mudou o início, Deus escolheu você</text:p>
      <text:p text:style-name="P3">Sua raridade não está naquilo que você possui</text:p>
      <text:p text:style-name="P3">Ou que sabe fazer</text:p>
      <text:p text:style-name="P3">Isso é mistério de Deus com Você</text:p>
      <text:p text:style-name="P3"/>
      <text:p text:style-name="P3"><draw:custom-shape text:anchor-type="paragraph" draw:z-index="0" draw:style-name="gr1" draw:text-style-name="P5" svg:width="0.212cm" svg:height="5.631cm" svg:x="15.979cm" svg:y="0.00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Você é um espelho que reflete a imagem do Senhor</text:p>
      <text:p text:style-name="P3"><draw:frame text:anchor-type="paragraph" draw:z-index="1" draw:style-name="gr2" draw:text-style-name="P7" svg:width="0.907cm" svg:height="3.641cm" svg:x="16.395cm" svg:y="0.415cm"><draw:text-box><text:p text:style-name="P6">2x</text:p><text:p text:style-name="P6">F</text:p><text:p text:style-name="P6">I</text:p><text:p text:style-name="P6">N</text:p><text:p text:style-name="P6">A</text:p><text:p text:style-name="P6">L</text:p><text:p/></draw:text-box></draw:frame>Não chore se o mundo ainda não notou</text:p>
      <text:p text:style-name="P3">Já é o bastante Deus reconhecer o seu valor</text:p>
      <text:p text:style-name="P3">Você é precioso, mais raro que o ouro puro de ofir</text:p>
      <text:p text:style-name="P3">Se você desistiu, Deus não vai desistir</text:p>
      <text:p text:style-name="P1">Ele está aqui pra te levantar se o mundo te fizer ca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4T12:17:24.654277058</dc:date>
    <meta:editing-duration>PT26M28S</meta:editing-duration>
    <meta:editing-cycles>16</meta:editing-cycles>
    <meta:generator>LibreOffice/5.4.1.2.0$Linux_X86_64 LibreOffice_project/40m0$Build-2</meta:generator>
    <meta:print-date>2017-11-04T12:17:45.737702882</meta:print-date>
    <meta:document-statistic meta:table-count="0" meta:image-count="0" meta:object-count="0" meta:page-count="1" meta:paragraph-count="20" meta:word-count="153" meta:character-count="738" meta:non-whitespace-character-count="601"/>
  </office:meta>
</office:document-meta>
</file>